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BESSELJ([.A1];0)" office:value-type="float" office:value="1" calcext:value-type="float">
            <text:p>1</text:p>
          </table:table-cell>
          <table:table-cell table:formula="of:=BESSELJ([.A1]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BESSELJ([.A2];0)" office:value-type="float" office:value="0.99750156206604" calcext:value-type="float">
            <text:p>0.9975015621</text:p>
          </table:table-cell>
          <table:table-cell table:formula="of:=BESSELJ([.A2];1)" office:value-type="float" office:value="0.049937526036242" calcext:value-type="float">
            <text:p>0.04993752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BESSELJ([.A3];0)" office:value-type="float" office:value="0.990024972239576" calcext:value-type="float">
            <text:p>0.9900249722</text:p>
          </table:table-cell>
          <table:table-cell table:formula="of:=BESSELJ([.A3];1)" office:value-type="float" office:value="0.099500832639236" calcext:value-type="float">
            <text:p>0.099500832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BESSELJ([.A4];0)" office:value-type="float" office:value="0.977626246538296" calcext:value-type="float">
            <text:p>0.9776262465</text:p>
          </table:table-cell>
          <table:table-cell table:formula="of:=BESSELJ([.A4];1)" office:value-type="float" office:value="0.148318816273104" calcext:value-type="float">
            <text:p>0.148318816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BESSELJ([.A5];0)" office:value-type="float" office:value="0.960398226659563" calcext:value-type="float">
            <text:p>0.9603982267</text:p>
          </table:table-cell>
          <table:table-cell table:formula="of:=BESSELJ([.A5];1)" office:value-type="float" office:value="0.196026577955319" calcext:value-type="float">
            <text:p>0.19602657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BESSELJ([.A6];0)" office:value-type="float" office:value="0.938469807240813" calcext:value-type="float">
            <text:p>0.9384698072</text:p>
          </table:table-cell>
          <table:table-cell table:formula="of:=BESSELJ([.A6];1)" office:value-type="float" office:value="0.242268457674874" calcext:value-type="float">
            <text:p>0.242268457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BESSELJ([.A7];0)" office:value-type="float" office:value="0.912004863497211" calcext:value-type="float">
            <text:p>0.9120048635</text:p>
          </table:table-cell>
          <table:table-cell table:formula="of:=BESSELJ([.A7];1)" office:value-type="float" office:value="0.286700988063916" calcext:value-type="float">
            <text:p>0.286700988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BESSELJ([.A8];0)" office:value-type="float" office:value="0.881200888607405" calcext:value-type="float">
            <text:p>0.8812008886</text:p>
          </table:table-cell>
          <table:table-cell table:formula="of:=BESSELJ([.A8];1)" office:value-type="float" office:value="0.328995741540059" calcext:value-type="float">
            <text:p>0.328995741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BESSELJ([.A9];0)" office:value-type="float" office:value="0.84628735275048" calcext:value-type="float">
            <text:p>0.8462873528</text:p>
          </table:table-cell>
          <table:table-cell table:formula="of:=BESSELJ([.A9];1)" office:value-type="float" office:value="0.36884204609417" calcext:value-type="float">
            <text:p>0.368842046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BESSELJ([.A10];0)" office:value-type="float" office:value="0.807523798122545" calcext:value-type="float">
            <text:p>0.8075237981</text:p>
          </table:table-cell>
          <table:table-cell table:formula="of:=BESSELJ([.A10];1)" office:value-type="float" office:value="0.405949546078806" calcext:value-type="float">
            <text:p>0.40594954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ESSELJ([.A11];0)" office:value-type="float" office:value="0.765197686557967" calcext:value-type="float">
            <text:p>0.7651976866</text:p>
          </table:table-cell>
          <table:table-cell table:formula="of:=BESSELJ([.A11];1)" office:value-type="float" office:value="0.440050585744933" calcext:value-type="float">
            <text:p>0.44005058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BESSELJ([.A12];0)" office:value-type="float" office:value="0.719622018527511" calcext:value-type="float">
            <text:p>0.7196220185</text:p>
          </table:table-cell>
          <table:table-cell table:formula="of:=BESSELJ([.A12];1)" office:value-type="float" office:value="0.470902394866293" calcext:value-type="float">
            <text:p>0.470902394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BESSELJ([.A13];0)" office:value-type="float" office:value="0.671132744264363" calcext:value-type="float">
            <text:p>0.6711327443</text:p>
          </table:table-cell>
          <table:table-cell table:formula="of:=BESSELJ([.A13];1)" office:value-type="float" office:value="0.498289057567216" calcext:value-type="float">
            <text:p>0.498289057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BESSELJ([.A14];0)" office:value-type="float" office:value="0.620085989561509" calcext:value-type="float">
            <text:p>0.6200859896</text:p>
          </table:table-cell>
          <table:table-cell table:formula="of:=BESSELJ([.A14];1)" office:value-type="float" office:value="0.52202324741466" calcext:value-type="float">
            <text:p>0.522023247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BESSELJ([.A15];0)" office:value-type="float" office:value="0.566855120374289" calcext:value-type="float">
            <text:p>0.5668551204</text:p>
          </table:table-cell>
          <table:table-cell table:formula="of:=BESSELJ([.A15];1)" office:value-type="float" office:value="0.541947713930855" calcext:value-type="float">
            <text:p>0.541947713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BESSELJ([.A16];0)" office:value-type="float" office:value="0.511827671735918" calcext:value-type="float">
            <text:p>0.5118276717</text:p>
          </table:table-cell>
          <table:table-cell table:formula="of:=BESSELJ([.A16];1)" office:value-type="float" office:value="0.5579365079101" calcext:value-type="float">
            <text:p>0.557936507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BESSELJ([.A17];0)" office:value-type="float" office:value="0.455402167639381" calcext:value-type="float">
            <text:p>0.4554021676</text:p>
          </table:table-cell>
          <table:table-cell table:formula="of:=BESSELJ([.A17];1)" office:value-type="float" office:value="0.569895935261681" calcext:value-type="float">
            <text:p>0.569895935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BESSELJ([.A18];0)" office:value-type="float" office:value="0.397984859446109" calcext:value-type="float">
            <text:p>0.3979848594</text:p>
          </table:table-cell>
          <table:table-cell table:formula="of:=BESSELJ([.A18];1)" office:value-type="float" office:value="0.577765231529023" calcext:value-type="float">
            <text:p>0.577765231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BESSELJ([.A19];0)" office:value-type="float" office:value="0.339986411042558" calcext:value-type="float">
            <text:p>0.339986411</text:p>
          </table:table-cell>
          <table:table-cell table:formula="of:=BESSELJ([.A19];1)" office:value-type="float" office:value="0.581516951731165" calcext:value-type="float">
            <text:p>0.581516951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BESSELJ([.A20];0)" office:value-type="float" office:value="0.281818559374385" calcext:value-type="float">
            <text:p>0.2818185594</text:p>
          </table:table-cell>
          <table:table-cell table:formula="of:=BESSELJ([.A20];1)" office:value-type="float" office:value="0.581157072713434" calcext:value-type="float">
            <text:p>0.58115707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ESSELJ([.A21];0)" office:value-type="float" office:value="0.223890779141236" calcext:value-type="float">
            <text:p>0.2238907791</text:p>
          </table:table-cell>
          <table:table-cell table:formula="of:=BESSELJ([.A21];1)" office:value-type="float" office:value="0.576724807756873" calcext:value-type="float">
            <text:p>0.576724807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BESSELJ([.A22];0)" office:value-type="float" office:value="0.16660698033199" calcext:value-type="float">
            <text:p>0.1666069803</text:p>
          </table:table-cell>
          <table:table-cell table:formula="of:=BESSELJ([.A22];1)" office:value-type="float" office:value="0.568292135757039" calcext:value-type="float">
            <text:p>0.568292135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BESSELJ([.A23];0)" office:value-type="float" office:value="0.110362266922174" calcext:value-type="float">
            <text:p>0.1103622669</text:p>
          </table:table-cell>
          <table:table-cell table:formula="of:=BESSELJ([.A23];1)" office:value-type="float" office:value="0.555963049819064" calcext:value-type="float">
            <text:p>0.555963049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BESSELJ([.A24];0)" office:value-type="float" office:value="0.0555397844456018" calcext:value-type="float">
            <text:p>0.0555397844</text:p>
          </table:table-cell>
          <table:table-cell table:formula="of:=BESSELJ([.A24];1)" office:value-type="float" office:value="0.539872532604314" calcext:value-type="float">
            <text:p>0.539872532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BESSELJ([.A25];0)" office:value-type="float" office:value="0.00250768329724362" calcext:value-type="float">
            <text:p>0.0025076833</text:p>
          </table:table-cell>
          <table:table-cell table:formula="of:=BESSELJ([.A25];1)" office:value-type="float" office:value="0.520185268181931" calcext:value-type="float">
            <text:p>0.520185268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BESSELJ([.A26];0)" office:value-type="float" office:value="-0.048383776468198" calcext:value-type="float">
            <text:p>-0.0483837765</text:p>
          </table:table-cell>
          <table:table-cell table:formula="of:=BESSELJ([.A26];1)" office:value-type="float" office:value="0.497094102464274" calcext:value-type="float">
            <text:p>0.497094102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BESSELJ([.A27];0)" office:value-type="float" office:value="-0.0968049543970383" calcext:value-type="float">
            <text:p>-0.0968049544</text:p>
          </table:table-cell>
          <table:table-cell table:formula="of:=BESSELJ([.A27];1)" office:value-type="float" office:value="0.470818266517579" calcext:value-type="float">
            <text:p>0.470818266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BESSELJ([.A28];0)" office:value-type="float" office:value="-0.142449370046012" calcext:value-type="float">
            <text:p>-0.14244937</text:p>
          </table:table-cell>
          <table:table-cell table:formula="of:=BESSELJ([.A28];1)" office:value-type="float" office:value="0.441601379118253" calcext:value-type="float">
            <text:p>0.441601379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BESSELJ([.A29];0)" office:value-type="float" office:value="-0.185036033364387" calcext:value-type="float">
            <text:p>-0.1850360334</text:p>
          </table:table-cell>
          <table:table-cell table:formula="of:=BESSELJ([.A29];1)" office:value-type="float" office:value="0.409709246852289" calcext:value-type="float">
            <text:p>0.409709246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BESSELJ([.A30];0)" office:value-type="float" office:value="-0.224311545791968" calcext:value-type="float">
            <text:p>-0.2243115458</text:p>
          </table:table-cell>
          <table:table-cell table:formula="of:=BESSELJ([.A30];1)" office:value-type="float" office:value="0.375427481813096" calcext:value-type="float">
            <text:p>0.3754274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ESSELJ([.A31];0)" office:value-type="float" office:value="-0.260051954901933" calcext:value-type="float">
            <text:p>-0.2600519549</text:p>
          </table:table-cell>
          <table:table-cell table:formula="of:=BESSELJ([.A31];1)" office:value-type="float" office:value="0.339058958525936" calcext:value-type="float">
            <text:p>0.339058958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BESSELJ([.A32];0)" office:value-type="float" office:value="-0.292064347650698" calcext:value-type="float">
            <text:p>-0.2920643477</text:p>
          </table:table-cell>
          <table:table-cell table:formula="of:=BESSELJ([.A32];1)" office:value-type="float" office:value="0.300921133101058" calcext:value-type="float">
            <text:p>0.300921133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BESSELJ([.A33];0)" office:value-type="float" office:value="-0.320188169657123" calcext:value-type="float">
            <text:p>-0.3201881697</text:p>
          </table:table-cell>
          <table:table-cell table:formula="of:=BESSELJ([.A33];1)" office:value-type="float" office:value="0.261343248780505" calcext:value-type="float">
            <text:p>0.261343248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BESSELJ([.A34];0)" office:value-type="float" office:value="-0.344296260398885" calcext:value-type="float">
            <text:p>-0.3442962604</text:p>
          </table:table-cell>
          <table:table-cell table:formula="of:=BESSELJ([.A34];1)" office:value-type="float" office:value="0.220663452985241" calcext:value-type="float">
            <text:p>0.22066345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BESSELJ([.A35];0)" office:value-type="float" office:value="-0.364295596762001" calcext:value-type="float">
            <text:p>-0.3642955968</text:p>
          </table:table-cell>
          <table:table-cell table:formula="of:=BESSELJ([.A35];1)" office:value-type="float" office:value="0.179225851681507" calcext:value-type="float">
            <text:p>0.179225851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BESSELJ([.A36];0)" office:value-type="float" office:value="-0.380127739987263" calcext:value-type="float">
            <text:p>-0.38012774</text:p>
          </table:table-cell>
          <table:table-cell table:formula="of:=BESSELJ([.A36];1)" office:value-type="float" office:value="0.137377527362327" calcext:value-type="float">
            <text:p>0.137377527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BESSELJ([.A37];0)" office:value-type="float" office:value="-0.391768983700798" calcext:value-type="float">
            <text:p>-0.3917689837</text:p>
          </table:table-cell>
          <table:table-cell table:formula="of:=BESSELJ([.A37];1)" office:value-type="float" office:value="0.0954655471778765" calcext:value-type="float">
            <text:p>0.095465547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BESSELJ([.A38];0)" office:value-type="float" office:value="-0.399230203371191" calcext:value-type="float">
            <text:p>-0.3992302034</text:p>
          </table:table-cell>
          <table:table-cell table:formula="of:=BESSELJ([.A38];1)" office:value-type="float" office:value="0.0538339877454618" calcext:value-type="float">
            <text:p>0.053833987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BESSELJ([.A39];0)" office:value-type="float" office:value="-0.402556410178564" calcext:value-type="float">
            <text:p>-0.4025564102</text:p>
          </table:table-cell>
          <table:table-cell table:formula="of:=BESSELJ([.A39];1)" office:value-type="float" office:value="0.0128210029267315" calcext:value-type="float">
            <text:p>0.012821002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BESSELJ([.A40];0)" office:value-type="float" office:value="-0.40182601488764" calcext:value-type="float">
            <text:p>-0.4018260149</text:p>
          </table:table-cell>
          <table:table-cell table:formula="of:=BESSELJ([.A40];1)" office:value-type="float" office:value="-0.02724403962078" calcext:value-type="float">
            <text:p>-0.0272440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ESSELJ([.A41];0)" office:value-type="float" office:value="-0.397149809863847" calcext:value-type="float">
            <text:p>-0.3971498099</text:p>
          </table:table-cell>
          <table:table-cell table:formula="of:=BESSELJ([.A41];1)" office:value-type="float" office:value="-0.0660433280235491" calcext:value-type="float">
            <text:p>-0.06604332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BESSELJ([.A42];0)" office:value-type="float" office:value="-0.388669679835854" calcext:value-type="float">
            <text:p>-0.3886696798</text:p>
          </table:table-cell>
          <table:table-cell table:formula="of:=BESSELJ([.A42];1)" office:value-type="float" office:value="-0.103273257747339" calcext:value-type="float">
            <text:p>-0.103273257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BESSELJ([.A43];0)" office:value-type="float" office:value="-0.376557054367568" calcext:value-type="float">
            <text:p>-0.3765570544</text:p>
          </table:table-cell>
          <table:table-cell table:formula="of:=BESSELJ([.A43];1)" office:value-type="float" office:value="-0.138646942126046" calcext:value-type="float">
            <text:p>-0.138646942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BESSELJ([.A44];0)" office:value-type="float" office:value="-0.361011117236535" calcext:value-type="float">
            <text:p>-0.3610111172</text:p>
          </table:table-cell>
          <table:table-cell table:formula="of:=BESSELJ([.A44];1)" office:value-type="float" office:value="-0.171896560221541" calcext:value-type="float">
            <text:p>-0.171896560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BESSELJ([.A45];0)" office:value-type="float" office:value="-0.342256790003886" calcext:value-type="float">
            <text:p>-0.34225679</text:p>
          </table:table-cell>
          <table:table-cell table:formula="of:=BESSELJ([.A45];1)" office:value-type="float" office:value="-0.202775521923087" calcext:value-type="float">
            <text:p>-0.202775521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BESSELJ([.A46];0)" office:value-type="float" office:value="-0.320542508985122" calcext:value-type="float">
            <text:p>-0.320542509</text:p>
          </table:table-cell>
          <table:table-cell table:formula="of:=BESSELJ([.A46];1)" office:value-type="float" office:value="-0.231060431923371" calcext:value-type="float">
            <text:p>-0.231060431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BESSELJ([.A47];0)" office:value-type="float" office:value="-0.296137816574141" calcext:value-type="float">
            <text:p>-0.2961378166</text:p>
          </table:table-cell>
          <table:table-cell table:formula="of:=BESSELJ([.A47];1)" office:value-type="float" office:value="-0.256552836097445" calcext:value-type="float">
            <text:p>-0.256552836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BESSELJ([.A48];0)" office:value-type="float" office:value="-0.269330789419753" calcext:value-type="float">
            <text:p>-0.2693307894</text:p>
          </table:table-cell>
          <table:table-cell table:formula="of:=BESSELJ([.A48];1)" office:value-type="float" office:value="-0.279080735843335" calcext:value-type="float">
            <text:p>-0.279080735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BESSELJ([.A49];0)" office:value-type="float" office:value="-0.240425327291183" calcext:value-type="float">
            <text:p>-0.2404253273</text:p>
          </table:table-cell>
          <table:table-cell table:formula="of:=BESSELJ([.A49];1)" office:value-type="float" office:value="-0.298499858099558" calcext:value-type="float">
            <text:p>-0.298499858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BESSELJ([.A50];0)" office:value-type="float" office:value="-0.209738327585326" calcext:value-type="float">
            <text:p>-0.2097383276</text:p>
          </table:table-cell>
          <table:table-cell table:formula="of:=BESSELJ([.A50];1)" office:value-type="float" office:value="-0.314694671015191" calcext:value-type="float">
            <text:p>-0.314694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ESSELJ([.A51];0)" office:value-type="float" office:value="-0.177596771314338" calcext:value-type="float">
            <text:p>-0.1775967713</text:p>
          </table:table-cell>
          <table:table-cell table:formula="of:=BESSELJ([.A51];1)" office:value-type="float" office:value="-0.327579137591465" calcext:value-type="float">
            <text:p>-0.327579137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BESSELJ([.A52];0)" office:value-type="float" office:value="-0.1443347470605" calcext:value-type="float">
            <text:p>-0.1443347471</text:p>
          </table:table-cell>
          <table:table-cell table:formula="of:=BESSELJ([.A52];1)" office:value-type="float" office:value="-0.337097202018232" calcext:value-type="float">
            <text:p>-0.33709720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BESSELJ([.A53];0)" office:value-type="float" office:value="-0.110290439790987" calcext:value-type="float">
            <text:p>-0.1102904398</text:p>
          </table:table-cell>
          <table:table-cell table:formula="of:=BESSELJ([.A53];1)" office:value-type="float" office:value="-0.343223005871922" calcext:value-type="float">
            <text:p>-0.343223005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BESSELJ([.A54];0)" office:value-type="float" office:value="-0.075803111585584" calcext:value-type="float">
            <text:p>-0.0758031116</text:p>
          </table:table-cell>
          <table:table-cell table:formula="of:=BESSELJ([.A54];1)" office:value-type="float" office:value="-0.345960833801186" calcext:value-type="float">
            <text:p>-0.345960833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BESSELJ([.A55];0)" office:value-type="float" office:value="-0.0412101012449912" calcext:value-type="float">
            <text:p>-0.0412101012</text:p>
          </table:table-cell>
          <table:table-cell table:formula="of:=BESSELJ([.A55];1)" office:value-type="float" office:value="-0.345344790779586" calcext:value-type="float">
            <text:p>-0.345344790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BESSELJ([.A56];0)" office:value-type="float" office:value="-0.00684386941781922" calcext:value-type="float">
            <text:p>-0.0068438694</text:p>
          </table:table-cell>
          <table:table-cell table:formula="of:=BESSELJ([.A56];1)" office:value-type="float" office:value="-0.341438215429043" calcext:value-type="float">
            <text:p>-0.341438215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BESSELJ([.A57];0)" office:value-type="float" office:value="0.0269708846851147" calcext:value-type="float">
            <text:p>0.0269708847</text:p>
          </table:table-cell>
          <table:table-cell table:formula="of:=BESSELJ([.A57];1)" office:value-type="float" office:value="-0.334332836291007" calcext:value-type="float">
            <text:p>-0.334332836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BESSELJ([.A58];0)" office:value-type="float" office:value="0.0599200097240375" calcext:value-type="float">
            <text:p>0.0599200097</text:p>
          </table:table-cell>
          <table:table-cell table:formula="of:=BESSELJ([.A58];1)" office:value-type="float" office:value="-0.324147680222856" calcext:value-type="float">
            <text:p>-0.324147680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BESSELJ([.A59];0)" office:value-type="float" office:value="0.0917025675748164" calcext:value-type="float">
            <text:p>0.0917025676</text:p>
          </table:table-cell>
          <table:table-cell table:formula="of:=BESSELJ([.A59];1)" office:value-type="float" office:value="-0.311027744303942" calcext:value-type="float">
            <text:p>-0.311027744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BESSELJ([.A60];0)" office:value-type="float" office:value="0.122033354592823" calcext:value-type="float">
            <text:p>0.1220333546</text:p>
          </table:table-cell>
          <table:table-cell table:formula="of:=BESSELJ([.A60];1)" office:value-type="float" office:value="-0.295142444729016" calcext:value-type="float">
            <text:p>-0.29514244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ESSELJ([.A61];0)" office:value-type="float" office:value="0.150645257250997" calcext:value-type="float">
            <text:p>0.1506452573</text:p>
          </table:table-cell>
          <table:table-cell table:formula="of:=BESSELJ([.A61];1)" office:value-type="float" office:value="-0.276683858127566" calcext:value-type="float">
            <text:p>-0.276683858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BESSELJ([.A62];0)" office:value-type="float" office:value="0.177291422242744" calcext:value-type="float">
            <text:p>0.1772914222</text:p>
          </table:table-cell>
          <table:table-cell table:formula="of:=BESSELJ([.A62];1)" office:value-type="float" office:value="-0.255864772558383" calcext:value-type="float">
            <text:p>-0.255864772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BESSELJ([.A63];0)" office:value-type="float" office:value="0.201747222948904" calcext:value-type="float">
            <text:p>0.2017472229</text:p>
          </table:table-cell>
          <table:table-cell table:formula="of:=BESSELJ([.A63];1)" office:value-type="float" office:value="-0.232916567073223" calcext:value-type="float">
            <text:p>-0.232916567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BESSELJ([.A64];0)" office:value-type="float" office:value="0.223812006132191" calcext:value-type="float">
            <text:p>0.2238120061</text:p>
          </table:table-cell>
          <table:table-cell table:formula="of:=BESSELJ([.A64];1)" office:value-type="float" office:value="-0.208086940207242" calcext:value-type="float">
            <text:p>-0.208086940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BESSELJ([.A65];0)" office:value-type="float" office:value="0.243310604823407" calcext:value-type="float">
            <text:p>0.2433106048</text:p>
          </table:table-cell>
          <table:table-cell table:formula="of:=BESSELJ([.A65];1)" office:value-type="float" office:value="-0.181637509024183" calcext:value-type="float">
            <text:p>-0.18163750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BESSELJ([.A66];0)" office:value-type="float" office:value="0.260094605581606" calcext:value-type="float">
            <text:p>0.2600946056</text:p>
          </table:table-cell>
          <table:table-cell table:formula="of:=BESSELJ([.A66];1)" office:value-type="float" office:value="-0.153841301409972" calcext:value-type="float">
            <text:p>-0.153841301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BESSELJ([.A67];0)" office:value-type="float" office:value="0.274043360624146" calcext:value-type="float">
            <text:p>0.2740433606</text:p>
          </table:table-cell>
          <table:table-cell table:formula="of:=BESSELJ([.A67];1)" office:value-type="float" office:value="-0.124980165160563" calcext:value-type="float">
            <text:p>-0.124980165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BESSELJ([.A68];0)" office:value-type="float" office:value="0.285064737710576" calcext:value-type="float">
            <text:p>0.2850647377</text:p>
          </table:table-cell>
          <table:table-cell table:formula="of:=BESSELJ([.A68];1)" office:value-type="float" office:value="-0.0953421180413863" calcext:value-type="float">
            <text:p>-0.09534211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BESSELJ([.A69];0)" office:value-type="float" office:value="0.293095603104273" calcext:value-type="float">
            <text:p>0.2930956031</text:p>
          </table:table-cell>
          <table:table-cell table:formula="of:=BESSELJ([.A69];1)" office:value-type="float" office:value="-0.0652186634016856" calcext:value-type="float">
            <text:p>-0.065218663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BESSELJ([.A70];0)" office:value-type="float" office:value="0.29810203540482" calcext:value-type="float">
            <text:p>0.2981020354</text:p>
          </table:table-cell>
          <table:table-cell table:formula="of:=BESSELJ([.A70];1)" office:value-type="float" office:value="-0.0349020961046182" calcext:value-type="float">
            <text:p>-0.03490209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ESSELJ([.A71];0)" office:value-type="float" office:value="0.300079270519555" calcext:value-type="float">
            <text:p>0.3000792705</text:p>
          </table:table-cell>
          <table:table-cell table:formula="of:=BESSELJ([.A71];1)" office:value-type="float" office:value="-0.00468282348234586" calcext:value-type="float">
            <text:p>-0.004682823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BESSELJ([.A72];0)" office:value-type="float" office:value="0.29905138050155" calcext:value-type="float">
            <text:p>0.2990513805</text:p>
          </table:table-cell>
          <table:table-cell table:formula="of:=BESSELJ([.A72];1)" office:value-type="float" office:value="0.0251532742539106" calcext:value-type="float">
            <text:p>0.025153274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BESSELJ([.A73];0)" office:value-type="float" office:value="0.295070691400958" calcext:value-type="float">
            <text:p>0.2950706914</text:p>
          </table:table-cell>
          <table:table-cell table:formula="of:=BESSELJ([.A73];1)" office:value-type="float" office:value="0.0543274202223671" calcext:value-type="float">
            <text:p>0.054327420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BESSELJ([.A74];0)" office:value-type="float" office:value="0.288216947635014" calcext:value-type="float">
            <text:p>0.2882169476</text:p>
          </table:table-cell>
          <table:table-cell table:formula="of:=BESSELJ([.A74];1)" office:value-type="float" office:value="0.0825704304932581" calcext:value-type="float">
            <text:p>0.082570430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BESSELJ([.A75];0)" office:value-type="float" office:value="0.278596232657478" calcext:value-type="float">
            <text:p>0.2785962327</text:p>
          </table:table-cell>
          <table:table-cell table:formula="of:=BESSELJ([.A75];1)" office:value-type="float" office:value="0.109625094853991" calcext:value-type="float">
            <text:p>0.109625094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BESSELJ([.A76];0)" office:value-type="float" office:value="0.266339657880379" calcext:value-type="float">
            <text:p>0.2663396579</text:p>
          </table:table-cell>
          <table:table-cell table:formula="of:=BESSELJ([.A76];1)" office:value-type="float" office:value="0.135248427579706" calcext:value-type="float">
            <text:p>0.135248427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BESSELJ([.A77];0)" office:value-type="float" office:value="0.251601833849976" calcext:value-type="float">
            <text:p>0.2516018338</text:p>
          </table:table-cell>
          <table:table-cell table:formula="of:=BESSELJ([.A77];1)" office:value-type="float" office:value="0.159213768396357" calcext:value-type="float">
            <text:p>0.159213768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BESSELJ([.A78];0)" office:value-type="float" office:value="0.234559139586464" calcext:value-type="float">
            <text:p>0.2345591396</text:p>
          </table:table-cell>
          <table:table-cell table:formula="of:=BESSELJ([.A78];1)" office:value-type="float" office:value="0.181312715324588" calcext:value-type="float">
            <text:p>0.181312715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BESSELJ([.A79];0)" office:value-type="float" office:value="0.215407807746263" calcext:value-type="float">
            <text:p>0.2154078077</text:p>
          </table:table-cell>
          <table:table-cell table:formula="of:=BESSELJ([.A79];1)" office:value-type="float" office:value="0.201356872755896" calcext:value-type="float">
            <text:p>0.201356872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BESSELJ([.A80];0)" office:value-type="float" office:value="0.194361844841278" calcext:value-type="float">
            <text:p>0.1943618448</text:p>
          </table:table-cell>
          <table:table-cell table:formula="of:=BESSELJ([.A80];1)" office:value-type="float" office:value="0.219179399921751" calcext:value-type="float">
            <text:p>0.2191793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ESSELJ([.A81];0)" office:value-type="float" office:value="0.171650807137554" calcext:value-type="float">
            <text:p>0.1716508071</text:p>
          </table:table-cell>
          <table:table-cell table:formula="of:=BESSELJ([.A81];1)" office:value-type="float" office:value="0.234636346853914" calcext:value-type="float">
            <text:p>0.234636346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BESSELJ([.A82];0)" office:value-type="float" office:value="0.147517454044378" calcext:value-type="float">
            <text:p>0.147517454</text:p>
          </table:table-cell>
          <table:table-cell table:formula="of:=BESSELJ([.A82];1)" office:value-type="float" office:value="0.247607766981593" calcext:value-type="float">
            <text:p>0.2476077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BESSELJ([.A83];0)" office:value-type="float" office:value="0.122215301784137" calcext:value-type="float">
            <text:p>0.1222153018</text:p>
          </table:table-cell>
          <table:table-cell table:formula="of:=BESSELJ([.A83];1)" office:value-type="float" office:value="0.257998597648681" calcext:value-type="float">
            <text:p>0.257998597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BESSELJ([.A84];0)" office:value-type="float" office:value="0.0960061008950103" calcext:value-type="float">
            <text:p>0.0960061009</text:p>
          </table:table-cell>
          <table:table-cell table:formula="of:=BESSELJ([.A84];1)" office:value-type="float" office:value="0.265739302041864" calcext:value-type="float">
            <text:p>0.26573930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BESSELJ([.A85];0)" office:value-type="float" office:value="0.0691572616569852" calcext:value-type="float">
            <text:p>0.0691572617</text:p>
          </table:table-cell>
          <table:table-cell table:formula="of:=BESSELJ([.A85];1)" office:value-type="float" office:value="0.270786268276835" calcext:value-type="float">
            <text:p>0.270786268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BESSELJ([.A86];0)" office:value-type="float" office:value="0.0419392518429345" calcext:value-type="float">
            <text:p>0.0419392518</text:p>
          </table:table-cell>
          <table:table-cell table:formula="of:=BESSELJ([.A86];1)" office:value-type="float" office:value="0.273121963674054" calcext:value-type="float">
            <text:p>0.273121963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BESSELJ([.A87];0)" office:value-type="float" office:value="0.0146229912787413" calcext:value-type="float">
            <text:p>0.0146229913</text:p>
          </table:table-cell>
          <table:table-cell table:formula="of:=BESSELJ([.A87];1)" office:value-type="float" office:value="0.272754844545881" calcext:value-type="float">
            <text:p>0.272754844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BESSELJ([.A88];0)" office:value-type="float" office:value="-0.0125227324496651" calcext:value-type="float">
            <text:p>-0.0125227324</text:p>
          </table:table-cell>
          <table:table-cell table:formula="of:=BESSELJ([.A88];1)" office:value-type="float" office:value="0.269719024092108" calcext:value-type="float">
            <text:p>0.2697190241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BESSELJ([.A89];0)" office:value-type="float" office:value="-0.0392338031765422" calcext:value-type="float">
            <text:p>-0.0392338032</text:p>
          </table:table-cell>
          <table:table-cell table:formula="of:=BESSELJ([.A89];1)" office:value-type="float" office:value="0.264073703239678" calcext:value-type="float">
            <text:p>0.2640737032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BESSELJ([.A90];0)" office:value-type="float" office:value="-0.0652532468512444" calcext:value-type="float">
            <text:p>-0.0652532469</text:p>
          </table:table-cell>
          <table:table-cell table:formula="of:=BESSELJ([.A90];1)" office:value-type="float" office:value="0.255902371443976" calcext:value-type="float">
            <text:p>0.2559023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ur" style:country-complex="PK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afees Nastaleeq" style:font-family-complex="'Nafees Nastaleeq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09:59:07.952801395</meta:creation-date>
    <dc:date>2018-10-28T10:04:57.999626056</dc:date>
    <meta:editing-duration>P0D</meta:editing-duration>
    <meta:editing-cycles>1</meta:editing-cycles>
    <meta:document-statistic meta:table-count="1" meta:cell-count="270" meta:object-count="0"/>
    <meta:generator>LibreOffice/4.2.8.2$Linux_x86 LibreOffice_project/420m0$Build-2</meta:generator>
  </office:meta>
</office:document-meta>
</file>